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" svg:font-family="System"/>
    <style:font-face style:name="Terminal" svg:font-family="Termina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72pt" fo:font-weight="bold" style:font-size-asian="72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Consolas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S</text:p>
      <text:p text:style-name="P3">Design Encycloped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<text:span text:style-name="T1">Introduction</text:span></text:p>
      <text:p text:style-name="P5"><text:tab/><text:tab/><text:span text:style-name="T3">Hello, I am Spaghetti. This design document is to clear up and define my source code. I am not an expert programmer, so if you'd like to refactor you may. You can find the source code at the following link:<text:tab/><text:tab/><text:tab/></text:span></text:p>
      <text:p text:style-name="P5"><text:span text:style-name="T3"/></text:p>
      <text:p text:style-name="P5"><text:span text:style-name="T3"><text:tab/></text:span><text:a xlink:type="simple" xlink:href="https://github.com/mazardoushaterial/MOS" text:style-name="Internet_20_link" text:visited-style-name="Visited_20_Internet_20_Link"><text:span text:style-name="T3">https://github.com/mazardoushaterial/MOS</text:span></text:a></text:p>
      <text:p text:style-name="P5"><text:span text:style-name="T3"/></text:p>
      <text:p text:style-name="P5"><text:span text:style-name="T3">You can compile the code yourself, I also have a Code::Blocks project file if you'd like an organized copy of the source. </text:span></text:p>
      <text:p text:style-name="P5"><text:span text:style-name="T3"/></text:p>
      <text:p text:style-name="P5"><text:span text:style-name="T3"><text:tab/>Note: Some files are obsolete, if a file is not needed, you can delete <text:tab/>them, but it's been far too long for me to decide what stays and what <text:tab/>goes. Be wary.</text:span></text:p>
      <text:p text:style-name="P5"><text:span text:style-name="T3"/></text:p>
      <text:p text:style-name="P5"><text:span text:style-name="T3"><text:tab/><text:tab/><text:tab/><text:tab/><text:tab/></text:span><text:span text:style-name="T1">What is MOS?</text:span></text:p>
      <text:p text:style-name="P7"><text:tab/><text:tab/></text:p>
      <text:p text:style-name="P7"><text:tab/>MOS is a Turn-Based tactical Roleplaying game engine. Games with engines in this style are: X-COM UFO Defense, Fallout 1 &amp; 2, and Jagged Alliance. </text:p>
      <text:p text:style-name="P7"><text:tab/></text:p>
      <text:p text:style-name="P7"><text:tab/><text:span text:style-name="T1">What are the characteristics of these types of games?</text:span></text:p>
      <text:p text:style-name="P7"><text:tab/>-Grid based movement</text:p>
      <text:p text:style-name="P7"><text:tab/>-Time units for actor actions</text:p>
      <text:p text:style-name="P7"><text:tab/>-RPG-like stat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tab/><text:span text:style-name="T4">The map:</text:span></text:p>
      <text:p text:style-name="P6"><text:span text:style-name="T5"><text:tab/><text:tab/>The map consists of a few parts:</text:span></text:p>
      <text:p text:style-name="P6"><text:span text:style-name="T5"><text:tab/><text:tab/><text:tab/>-A tile which consists of</text:span></text:p>
      <text:p text:style-name="P6"><text:span text:style-name="T5"><text:tab/><text:tab/><text:tab/><text:tab/>-a LOF collision data structure</text:span></text:p>
      <text:p text:style-name="P6"><text:span text:style-name="T5"><text:tab/><text:tab/><text:tab/><text:tab/>-a sprite</text:span></text:p>
      <text:p text:style-name="P6"><text:span text:style-name="T5"><text:tab/>There are two types of </text:span>tiles<text:span text:style-name="T5"> which exist</text:span></text:p>
      <text:p text:style-name="P6"><text:span text:style-name="T5"><text:tab/><text:tab/>-A Wall tile </text:span></text:p>
      <text:p text:style-name="P6"><text:span text:style-name="T5"><text:tab/><text:tab/><text:tab/>-&gt;more vertical and is 16*16*24</text:span></text:p>
      <text:p text:style-name="P6"><text:span text:style-name="T5"><text:tab/><text:tab/>-A Floor tile</text:span></text:p>
      <text:p text:style-name="P6"><text:span text:style-name="T5"><text:tab/><text:tab/><text:tab/>-&gt;More horizontal, and consist of a 2-D square</text:span></text:p>
      <text:p text:style-name="P6"><text:span text:style-name="T5"/></text:p>
      <text:p text:style-name="P6"><text:span text:style-name="T5"><text:tab/></text:span><text:span text:style-name="T1">Map</text:span></text:p>
      <text:p text:style-name="P6"><text:span text:style-name="T5"><text:tab/><text:tab/>The map is a data structure which contains all the tiles and <text:tab/><text:tab/><text:tab/>info to properly simulate a real-world space.</text:span></text:p>
      <text:p text:style-name="P6"><text:span text:style-name="T5"/></text:p>
      <text:p text:style-name="P6"><text:span text:style-name="T5"><text:tab/><text:tab/></text:span><text:span text:style-name="T2">Drawing the map</text:span></text:p>
      <text:p text:style-name="P6"><text:span text:style-name="T5"><text:tab/><text:tab/><text:tab/>-The drawing algorithm is a 3-D version of the “painter's <text:tab/><text:tab/><text:tab/><text:tab/>algorithm”. The farthest most tiles are drawn before the <text:tab/><text:tab/><text:tab/><text:tab/>closest tiles going from front to back.</text:span></text:p>
      <text:p text:style-name="P6"><text:span text:style-name="T5"/></text:p>
      <text:p text:style-name="P6"><text:span text:style-name="T5"><text:tab/></text:span><text:span text:style-name="T1">LOF Collision Structure</text:span></text:p>
      <text:p text:style-name="P6"><text:span text:style-name="T5"><text:tab/><text:tab/>-LOF Stands for Line Of Fire</text:span></text:p>
      <text:p text:style-name="P6"><text:span text:style-name="T5"><text:tab/><text:tab/>-LOF maps consist of 16*16*24 booleans</text:span></text:p>
      <text:p text:style-name="P6"><text:span text:style-name="T5"><text:tab/><text:tab/><text:tab/>-&gt;These booleans are used for </text:span>projectile <text:span text:style-name="T5">collisions</text:span></text:p>
      <text:p text:style-name="P6"><text:span text:style-name="T5"><text:tab/><text:tab/>-Every tile has a LOF map</text:span></text:p>
      <text:p text:style-name="P6"><text:span text:style-name="T5"/></text:p>
      <text:p text:style-name="P6"><text:span text:style-name="T5"><text:tab/></text:span><text:span text:style-name="T1">Line of sight</text:span></text:p>
      <text:p text:style-name="P7"><text:tab/><text:tab/>-The line of sight uses the DDA (Digital Differential Analyzer) <text:tab/><text:tab/><text:tab/>to establish a line of sight between an actor and a tile.<text:tab/><text:tab/><text:tab/><text:tab/>It takes place in Voxel-Space and collides with actors and LOF <text:tab/><text:tab/><text:tab/>maps.</text:p>
      <text:p text:style-name="P7"/>
      <text:p text:style-name="P7"><text:tab/><text:tab/><text:span text:style-name="T1">How it works</text:span></text:p>
      <text:p text:style-name="P7"><text:tab/><text:tab/>-The RAYCASTING object accepts a TILEMAP array</text:p>
      <text:p text:style-name="P7"><text:tab/><text:tab/>-The TILEMAP is converted into a VOXELSPACE map </text:p>
      <text:p text:style-name="P7"><text:tab/><text:tab/>using the LOF data type</text:p>
      <text:p text:style-name="P7"><text:tab/><text:tab/>-The RAYCASTING object accepts where the actor is facing</text:p>
      <text:p text:style-name="P7"><text:soft-page-break/><text:tab/><text:tab/> and the actor's position on the tilemap</text:p>
      <text:p text:style-name="P7"><text:tab/><text:tab/>-A ray is beamed from the centre of the character to</text:p>
      <text:p text:style-name="P7"><text:tab/><text:tab/> a 90deg Field of view</text:p>
      <text:p text:style-name="P7"><text:tab/><text:tab/>-If a ray hits a voxel then the ray stops</text:p>
      <text:p text:style-name="P7"><text:tab/><text:tab/><text:tab/>-&gt;Any intermediate tiles that the beam hits is visible</text:p>
      <text:p text:style-name="P6"><text:span text:style-name="T5"/></text:p>
      <text:p text:style-name="P6"><text:span text:style-name="T5"><text:tab/></text:span><text:span text:style-name="T8">Creature</text:span></text:p>
      <text:p text:style-name="P6"><text:span text:style-name="T6"><text:tab/></text:span><text:span text:style-name="T5"><text:tab/>A creature is the basic type of actor in the MOS game. An actor <text:tab/><text:tab/>can be an NPC or a player</text:span></text:p>
      <text:p text:style-name="P6"><text:span text:style-name="T5"><text:tab/><text:tab/></text:span></text:p>
      <text:p text:style-name="P6"><text:span text:style-name="T5"><text:tab/><text:tab/><text:tab/></text:span><text:span text:style-name="T2">Translation of the actor file (in order)</text:span></text:p>
      <text:p text:style-name="P6"><text:span text:style-name="T5"><text:tab/><text:tab/><text:tab/>-The character's name (string)</text:span></text:p>
      <text:p text:style-name="P6"><text:span text:style-name="T5"><text:s text:c="4"/><text:tab/><text:tab/><text:tab/>-The character's current health(int)</text:span></text:p>
      <text:p text:style-name="P6"><text:span text:style-name="T5"><text:s text:c="4"/><text:tab/><text:tab/><text:tab/>-The character's tile position on x(int)</text:span></text:p>
      <text:p text:style-name="P6"><text:span text:style-name="T5"><text:s text:c="4"/><text:tab/><text:tab/><text:tab/>-The character's tile position on y(int)</text:span></text:p>
      <text:p text:style-name="P6"><text:span text:style-name="T5"><text:s text:c="4"/><text:tab/><text:tab/><text:tab/>-The character's tile position on z(int)</text:span></text:p>
      <text:p text:style-name="P6"><text:span text:style-name="T5"><text:tab/><text:tab/><text:tab/>-The character's collision box in voxels. (6xint)</text:span></text:p>
      <text:p text:style-name="P6"><text:span text:style-name="T5"><text:tab/><text:tab/><text:tab/><text:tab/>-&gt;It's relative to (0,0,0) of the creature's</text:span></text:p>
      <text:p text:style-name="P6"><text:span text:style-name="T5"><text:tab/><text:tab/><text:tab/><text:tab/> <text:s/>voxel-space position</text:span></text:p>
      <text:p text:style-name="P6"><text:span text:style-name="T5"><text:tab/><text:tab/><text:tab/><text:tab/>-&gt;The order: North South East West Up Down</text:span></text:p>
      <text:p text:style-name="P6"><text:span text:style-name="T5"><text:s text:c="4"/><text:tab/><text:tab/><text:tab/>-The y-offset of the sprite in “characterTextures.png”(int)</text:span></text:p>
      <text:p text:style-name="P6"><text:span text:style-name="T5"><text:s text:c="4"/><text:tab/><text:tab/><text:tab/>-The character's behaviour settings (string)</text:span></text:p>
      <text:p text:style-name="P6"><text:span text:style-name="T5"/></text:p>
      <text:p text:style-name="P6"><text:span text:style-name="T5"><text:tab/></text:span></text:p>
      <text:p text:style-name="P6"><text:span text:style-name="T5"/></text:p>
      <text:p text:style-name="P6"><text:span text:style-name="T5"><text:tab/></text:span><text:span text:style-name="T7">Enemy NPC behaviour</text:span></text:p>
      <text:p text:style-name="P6"><text:span text:style-name="T5"><text:tab/><text:tab/></text:span></text:p>
      <text:p text:style-name="P6"><text:span text:style-name="T5"><text:tab/></text:span><text:span text:style-name="T2">Behaviour</text:span></text:p>
      <text:p text:style-name="P6"><text:span text:style-name="T5"><text:tab/>Enemies have different behaviours for variety in combat. It forces a <text:tab/>diversity in tactics on the battlescape.</text:span></text:p>
      <text:p text:style-name="P6"><text:span text:style-name="T5"><text:tab/></text:span></text:p>
      <text:p text:style-name="P6"><text:span text:style-name="T5"><text:tab/><text:tab/>Different personalities</text:span></text:p>
      <text:p text:style-name="P6"><text:span text:style-name="T5"><text:tab/><text:tab/><text:tab/></text:span><text:span text:style-name="T2">Aggressive</text:span></text:p>
      <text:p text:style-name="P6"><text:span text:style-name="T5"><text:tab/><text:tab/><text:tab/><text:tab/>INFO</text:span></text:p>
      <text:p text:style-name="P6"><text:span text:style-name="T5"><text:tab/><text:tab/><text:tab/><text:tab/><text:tab/>-Patrols</text:span></text:p>
      <text:p text:style-name="P6"><text:span text:style-name="T5"><text:tab/><text:tab/><text:tab/><text:tab/><text:tab/>-Not scared to die</text:span></text:p>
      <text:p text:style-name="P6"><text:span text:style-name="T5"><text:tab/><text:tab/><text:tab/><text:tab/>ACTUAL</text:span></text:p>
      <text:p text:style-name="P6"><text:span text:style-name="T5"><text:tab/><text:tab/><text:tab/><text:tab/><text:tab/>-Moves until the player is seen</text:span></text:p>
      <text:p text:style-name="P6"><text:span text:style-name="T5"><text:tab/><text:tab/><text:tab/><text:tab/><text:tab/>-Attacks and wastes ammunition</text:span></text:p>
      <text:p text:style-name="P6"><text:span text:style-name="T5"><text:tab/><text:tab/><text:tab/><text:tab/>MODE</text:span></text:p>
      <text:p text:style-name="P6"><text:span text:style-name="T5"><text:tab/><text:tab/><text:tab/><text:tab/><text:tab/>-Preference: Shoots Auto</text:span></text:p>
      <text:p text:style-name="P6"><text:span text:style-name="T5"><text:tab/><text:tab/><text:tab/><text:tab/>MELEE</text:span></text:p>
      <text:p text:style-name="P6"><text:span text:style-name="T5"><text:tab/><text:tab/><text:tab/><text:tab/><text:tab/>-Charges when out of ammo</text:span></text:p>
      <text:p text:style-name="P6"><text:span text:style-name="T5"><text:tab/><text:tab/><text:tab/></text:span><text:span text:style-name="T2">Preservative</text:span></text:p>
      <text:p text:style-name="P6"><text:span text:style-name="T5"><text:tab/><text:tab/><text:tab/><text:tab/>INFO</text:span></text:p>
      <text:p text:style-name="P6"><text:span text:style-name="T5"><text:tab/><text:tab/><text:tab/><text:tab/><text:tab/>-Hides</text:span></text:p>
      <text:p text:style-name="P6"><text:span text:style-name="T5"><text:tab/><text:tab/><text:tab/><text:tab/>ACTUAL</text:span></text:p>
      <text:p text:style-name="P6"><text:soft-page-break/><text:span text:style-name="T5"><text:tab/><text:tab/><text:tab/><text:tab/><text:tab/>-If the player is seen shoot and then run</text:span></text:p>
      <text:p text:style-name="P6"><text:span text:style-name="T5"><text:tab/><text:tab/><text:tab/><text:tab/>MODE</text:span></text:p>
      <text:p text:style-name="P6"><text:span text:style-name="T5"><text:tab/><text:tab/><text:tab/><text:tab/><text:tab/>-Preference: Shoots Aimed</text:span></text:p>
      <text:p text:style-name="P6"><text:span text:style-name="T5"><text:tab/><text:tab/><text:tab/><text:tab/>MELEE</text:span></text:p>
      <text:p text:style-name="P6"><text:span text:style-name="T5"><text:tab/><text:tab/><text:tab/><text:tab/><text:tab/>-NULL </text:span></text:p>
      <text:p text:style-name="P6"><text:span text:style-name="T5"><text:tab/><text:tab/><text:tab/></text:span><text:span text:style-name="T2">Mindless</text:span></text:p>
      <text:p text:style-name="P6"><text:span text:style-name="T5"><text:tab/><text:tab/><text:tab/><text:tab/>INFO</text:span></text:p>
      <text:p text:style-name="P6"><text:span text:style-name="T5"><text:tab/><text:tab/><text:tab/><text:tab/><text:tab/>-Non-enemy NPCs (animals, civilians)</text:span></text:p>
      <text:p text:style-name="P6"><text:span text:style-name="T5"><text:tab/><text:tab/><text:tab/><text:tab/>ACTUAL</text:span></text:p>
      <text:p text:style-name="P6"><text:span text:style-name="T5"><text:tab/><text:tab/><text:tab/><text:tab/><text:tab/>-walks randomly</text:span></text:p>
      <text:p text:style-name="P6"><text:span text:style-name="T5"><text:tab/><text:tab/><text:tab/><text:tab/>MODE</text:span></text:p>
      <text:p text:style-name="P6"><text:span text:style-name="T5"><text:tab/><text:tab/><text:tab/><text:tab/><text:tab/>-No mode of attack</text:span></text:p>
      <text:p text:style-name="P6"><text:span text:style-name="T5"><text:tab/><text:tab/><text:tab/></text:span></text:p>
      <text:p text:style-name="P6"><text:span text:style-name="T5"/></text:p>
      <text:p text:style-name="P6"><text:span text:style-name="T5"><text:tab/></text:span><text:span text:style-name="T7">Projectiles</text:span></text:p>
      <text:p text:style-name="P8"><text:span text:style-name="T5"><text:tab/><text:tab/>-have a a vector. The vector comprises of a position vector and <text:tab/><text:tab/><text:tab/>a velocity vector. </text:span></text:p>
      <text:p text:style-name="P6"><text:span text:style-name="T5"><text:tab/><text:tab/></text:span></text:p>
      <text:p text:style-name="P6"><text:span text:style-name="T5"><text:tab/><text:tab/></text:span><text:span text:style-name="T2">How it works</text:span></text:p>
      <text:p text:style-name="P6"><text:span text:style-name="T5"><text:tab/><text:tab/></text:span></text:p>
      <text:p text:style-name="P6"><text:span text:style-name="T5"><text:tab/><text:tab/><text:tab/>The projectile... </text:span></text:p>
      <text:p text:style-name="P6"><text:span text:style-name="T5"><text:tab/><text:tab/><text:tab/><text:tab/>-must be set up with </text:span><text:span text:style-name="T9">setWeapon()</text:span></text:p>
      <text:p text:style-name="P6"><text:span text:style-name="T5"><text:tab/><text:tab/><text:tab/><text:tab/>-is then shot with </text:span><text:span text:style-name="T9">shoot()</text:span></text:p>
      <text:p text:style-name="P6"><text:span text:style-name="T11"><text:tab/><text:tab/><text:tab/><text:tab/>-'s </text:span><text:span text:style-name="T9">trajectory()</text:span><text:span text:style-name="T11"> is calculated and stored</text:span></text:p>
      <text:p text:style-name="P6"><text:span text:style-name="T11"><text:tab/><text:tab/><text:tab/><text:tab/></text:span></text:p>
      <text:p text:style-name="P6"><text:span text:style-name="T11"><text:tab/><text:tab/><text:tab/>next: in the battleScape state (testState1.cpp) the <text:tab/><text:tab/><text:tab/><text:tab/><text:tab/>projectile is processed for collisions. projectile.cpp is <text:tab/><text:tab/><text:tab/><text:tab/>simply the data class which facilitates the variables for <text:tab/><text:tab/><text:tab/><text:tab/>processing.</text:span></text:p>
      <text:p text:style-name="P6"><text:span text:style-name="T11"/></text:p>
      <text:p text:style-name="P6"><text:span text:style-name="T11"><text:tab/><text:tab/></text:span><text:span text:style-name="T12">setWeapon() </text:span></text:p>
      <text:p text:style-name="P6"><text:span text:style-name="T11"><text:tab/><text:tab/><text:tab/>-&gt;Sets up the projectile's variables</text:span></text:p>
      <text:p text:style-name="P6"><text:span text:style-name="T11"><text:tab/><text:tab/></text:span><text:span text:style-name="T12">shoot()</text:span></text:p>
      <text:p text:style-name="P6"><text:span text:style-name="T11"><text:tab/><text:tab/><text:tab/>-&gt;Sets the projectile for shooting</text:span></text:p>
      <text:p text:style-name="P6"><text:span text:style-name="T11"><text:tab/><text:tab/></text:span><text:span text:style-name="T12">trajectory()</text:span></text:p>
      <text:p text:style-name="P6"><text:span text:style-name="T11"><text:tab/><text:tab/><text:tab/>-&gt;Set the vector direction of the projectile [in shoot()]</text:span></text:p>
      <text:p text:style-name="P6"><text:span text:style-name="T11"><text:tab/><text:tab/></text:span><text:span text:style-name="T12">update()</text:span></text:p>
      <text:p text:style-name="P6"><text:span text:style-name="T11"><text:tab/><text:tab/><text:tab/>-&gt;Move the projectile </text:span></text:p>
      <text:p text:style-name="P6"><text:span text:style-name="T11"><text:tab/><text:tab/></text:span><text:span text:style-name="T12">check()</text:span></text:p>
      <text:p text:style-name="P6"><text:span text:style-name="T11"><text:tab/><text:tab/><text:tab/>-&gt;Check if the projectile is stopped </text:span></text:p>
      <text:p text:style-name="P6"><text:span text:style-name="T11"/></text:p>
      <text:p text:style-name="P6"><text:span text:style-name="T11"><text:tab/><text:tab/></text:span><text:span text:style-name="T10">In teststate1.cpp:</text:span></text:p>
      <text:p text:style-name="P6"><text:span text:style-name="T11"><text:tab/><text:tab/></text:span></text:p>
      <text:p text:style-name="P6"><text:span text:style-name="T11"><text:tab/><text:tab/></text:span><text:span text:style-name="T12">updateProjectile()</text:span></text:p>
      <text:p text:style-name="P6"><text:span text:style-name="T11"><text:tab/><text:tab/><text:tab/>-&gt;moves the projectile with </text:span><text:span text:style-name="T9">projectile.update()</text:span></text:p>
      <text:p text:style-name="P6"><text:span text:style-name="T11"><text:tab/><text:tab/><text:tab/>-&gt;checks for collisions [projectile.check()]</text:span></text:p>
      <text:p text:style-name="P6"><text:span text:style-name="T11"><text:tab/><text:tab/><text:tab/><text:tab/>-Stops the projectile [projectile.stop()]</text:span></text:p>
      <text:p text:style-name="P6"><text:soft-page-break/><text:span text:style-name="T1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" svg:font-family="System"/>
    <style:font-face style:name="Terminal" svg:font-family="Termina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Chik</meta:initial-creator>
    <meta:creation-date>2018-10-05T13:58:25.80</meta:creation-date>
    <dc:date>2018-10-10T14:43:46.71</dc:date>
    <dc:creator>Matthew Chik</dc:creator>
    <meta:editing-duration>P5DT28M24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7" meta:paragraph-count="124" meta:word-count="668" meta:character-count="4432"/>
  </office:meta>
</office:document-meta>
</file>